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8000000F4B8020FD7.png" manifest:media-type="image/png"/>
  <manifest:file-entry manifest:full-path="Pictures/10000000000001EC00000100655D638C.png" manifest:media-type="image/png"/>
  <manifest:file-entry manifest:full-path="Pictures/10000000000001F10000011B8482DC35.png" manifest:media-type="image/png"/>
  <manifest:file-entry manifest:full-path="Pictures/10000000000001F0000001409A88AE8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222cm" svg:height="7.885cm" svg:x="2.578cm" svg:y="0.034cm">
          <draw:image xlink:href="Pictures/10000000000001F0000001409A88AE8C.png" xlink:type="simple" xlink:show="embed" xlink:actuate="onLoad">
            <text:p/>
          </draw:image>
        </draw:frame>
        <draw:frame draw:style-name="gr1" draw:text-style-name="P1" draw:layer="layout" svg:width="11.948cm" svg:height="6.803cm" svg:x="2.6cm" svg:y="6.904cm">
          <draw:image xlink:href="Pictures/10000000000001F10000011B8482DC35.png" xlink:type="simple" xlink:show="embed" xlink:actuate="onLoad">
            <text:p/>
          </draw:image>
        </draw:frame>
        <draw:frame draw:style-name="gr1" draw:text-style-name="P1" draw:layer="layout" svg:width="11.265cm" svg:height="5.861cm" svg:x="2.685cm" svg:y="13.532cm">
          <draw:image xlink:href="Pictures/10000000000001EC00000100655D638C.png" xlink:type="simple" xlink:show="embed" xlink:actuate="onLoad">
            <text:p/>
          </draw:image>
        </draw:frame>
        <draw:frame draw:style-name="gr1" draw:text-style-name="P1" draw:layer="layout" svg:width="10.672cm" svg:height="5.335cm" svg:x="2.835cm" svg:y="19.439cm">
          <draw:image xlink:href="Pictures/10000000000001E8000000F4B8020F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10:02.170000000</meta:creation-date>
    <dc:date>2015-02-26T16:14:15.164000000</dc:date>
    <meta:editing-duration>PT4M12S</meta:editing-duration>
    <meta:editing-cycles>3</meta:editing-cycles>
    <meta:generator>LibreOffice/4.3.2.2$Windows_x86 LibreOffice_project/edfb5295ba211bd31ad47d0bad0118690f76407d</meta:generator>
    <meta:document-statistic meta:object-count="4"/>
  </office:meta>
</office:document-meta>
</file>